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Jenson Pro" svg:font-family="'Adobe Jenson Pro'" style:font-family-generic="roman" style:font-pitch="variable"/>
    <style:font-face style:name="Bernard MT Condensed" svg:font-family="'Bernard MT Condensed'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Sorazora" fo:font-size="50pt" officeooo:rsid="00024c5b" officeooo:paragraph-rsid="00024c5b" style:font-size-asian="50pt" style:font-size-complex="5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Sorazora" fo:font-size="50pt" officeooo:paragraph-rsid="00024c5b" style:font-size-asian="50pt" style:font-size-complex="5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dobe Jenson Pro" fo:font-size="30pt" officeooo:rsid="00024c5b" officeooo:paragraph-rsid="00024c5b" style:font-size-asian="30pt" style:font-size-complex="30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dobe Jenson Pro" fo:font-size="30pt" officeooo:rsid="00024c5b" officeooo:paragraph-rsid="0002d07e" style:font-size-asian="30pt" style:font-size-complex="3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dobe Jenson Pro" fo:font-size="20pt" officeooo:rsid="00024c5b" officeooo:paragraph-rsid="00024c5b" style:font-size-asian="20pt" style:font-size-complex="2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dobe Jenson Pro" fo:font-size="20pt" fo:font-weight="normal" officeooo:rsid="00024c5b" officeooo:paragraph-rsid="00024c5b" style:font-size-asian="20pt" style:font-weight-asian="normal" style:font-size-complex="20pt" style:font-weight-complex="normal"/>
    </style:style>
    <style:style style:name="T1" style:family="text">
      <style:text-properties officeooo:rsid="00024c5b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officeooo:rsid="00024c5b" style:font-name-asian="Liberation Serif" style:font-name-complex="Liberation Serif"/>
    </style:style>
    <style:style style:name="T4" style:family="text">
      <style:text-properties fo:font-variant="normal" fo:text-transform="none" officeooo:rsid="00024c5b"/>
    </style:style>
    <style:style style:name="T5" style:family="text">
      <style:text-properties style:font-name="Times New Roman"/>
    </style:style>
    <style:style style:name="T6" style:family="text">
      <style:text-properties officeooo:rsid="0002d07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2d07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Bacon and eggs”</text:p>
      <text:p text:style-name="P1">bacon &amp; eggs</text:p>
      <text:p text:style-name="P2"><text:span text:style-name="T1">bacon </text:span><text:span text:style-name="T2"></text:span><text:span text:style-name="T1"> eggs</text:span></text:p>
      <text:p text:style-name="P2"><text:span text:style-name="T1">bacon </text:span><text:span text:style-name="T3"></text:span><text:span text:style-name="T1"> eggs</text:span></text:p>
      <text:p text:style-name="P4"><text:span text:style-name="T6">“STEINWAY AND SONS”</text:span></text:p>
      <text:p text:style-name="P2"><text:span text:style-name="T1">STEINWAY </text:span><text:span text:style-name="T2"></text:span><text:span text:style-name="T1"> SONS</text:span></text:p>
      <text:p text:style-name="P6">1) <text:span text:style-name="T6">U+0026 </text:span>AMPERSAND</text:p>
      <text:p text:style-name="P6">2) U+E110 KAISHO WA (XYMYRIC)</text:p>
      <text:p text:style-name="P6">3) U+E111 SOUSHO WA (XYMYRIC)</text:p>
      <text:p text:style-name="P5"><text:span text:style-name="T7">4) U+E112 </text:span><text:span text:style-name="T8">LATIN AMPERSAND</text:span></text:p>
      <text:p text:style-name="P2"><text:span text:style-name="T1">ampersands</text:span><text:span text:style-name="T2"></text:span> <text:span text:style-name="T1"><text:s/>&amp;</text:span><text:span text:style-name="T4"></text:span><text:span text:style-name="T3">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Jenson Pro" svg:font-family="'Adobe Jenson Pro'" style:font-family-generic="roman" style:font-pitch="variable"/>
    <style:font-face style:name="Bernard MT Condensed" svg:font-family="'Bernard MT Condensed'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4:01:44.560000000</meta:creation-date>
    <dc:date>2023-01-18T14:14:51.587000000</dc:date>
    <meta:editing-duration>PT2M56S</meta:editing-duration>
    <meta:editing-cycles>1</meta:editing-cycles>
    <meta:document-statistic meta:table-count="0" meta:image-count="0" meta:object-count="0" meta:page-count="1" meta:paragraph-count="11" meta:word-count="41" meta:character-count="205" meta:non-whitespace-character-count="178"/>
    <meta:generator>LibreOffice/7.3.5.2$Windows_X86_64 LibreOffice_project/184fe81b8c8c30d8b5082578aee2fed2ea847c01</meta:generator>
  </office:meta>
</office:document-meta>
</file>